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14.69cm"/>
    </style:style>
    <style:style style:name="co3" style:family="table-column">
      <style:table-column-properties fo:break-before="auto" style:column-width="9.035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2.25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default-cell-style-name="ce9"/>
        <table:table-column table:style-name="co5" table:default-cell-style-name="ce11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Collection</text:p>
          </table:table-cell>
          <table:table-cell table:style-name="ce1" office:value-type="string">
            <text:p>Livr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Etat</text:p>
          </table:table-cell>
          <table:table-cell table:style-name="ce1"/>
          <table:table-cell table:style-name="ce1" office:value-type="string">
            <text:p>Piece</text:p>
          </table:table-cell>
          <table:table-cell table:style-name="ce1" office:value-type="string">
            <text:p>Lot</text:p>
          </table:table-cell>
          <table:table-cell table:style-name="ce1" office:value-type="string">
            <text:p>Le tout</text:p>
          </table:table-cell>
          <table:table-cell table:style-name="ce11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11">
            <text:p>Vampire</text:p>
          </table:table-cell>
          <table:table-cell table:style-name="ce6" office:value-type="string">
            <text:p>Vampire la mascarade</text:p>
          </table:table-cell>
          <table:table-cell office:value-type="string">
            <text:p>Première edition</text:p>
          </table:table-cell>
          <table:table-cell table:style-name="ce7" office:value-type="string">
            <text:p>Francaise</text:p>
          </table:table-cell>
          <table:table-cell office:value-type="string">
            <text:p>Moyen</text:p>
          </table:table-cell>
          <table:table-cell/>
          <table:table-cell table:style-name="ce10" office:value-type="float" office:value="20">
            <text:p>20</text:p>
          </table:table-cell>
          <table:table-cell table:style-name="ce12" office:value-type="float" office:value="130" table:number-columns-spanned="1" table:number-rows-spanned="11">
            <text:p>130</text:p>
          </table:table-cell>
          <table:table-cell table:style-name="ce13" office:value-type="float" office:value="350" table:number-columns-spanned="1" table:number-rows-spanned="36">
            <text:p>35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Le guide des Joueurs</text:p>
          </table:table-cell>
          <table:table-cell office:value-type="string">
            <text:p>Melange des deux premiere edition americaine</text:p>
          </table:table-cell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Manuel du conteur</text:p>
          </table:table-cell>
          <table:table-cell office:value-type="string">
            <text:p>Melange des deux premiere edition americaine</text:p>
          </table:table-cell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0">
            <text:p>1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L'ecran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The players guide to the Sabbat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10">
            <text:p>1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Chicago Chronicles Volume 1 ( Chicago By night First edition + The succubus Club )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Cities of Darkness Volume 2 ( Berlin by Night + Los Angeles by Night )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Vampire l'âge des Ténèbres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20">
            <text:p>2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Le Livre des secrets du conteur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0">
            <text:p>1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L'ecran du conteur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2"/>
          <table:table-cell table:style-name="ce6" office:value-type="string">
            <text:p>Les vampires d'Orient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20">
            <text:p>2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4" office:value-type="string" table:number-columns-spanned="1" table:number-rows-spanned="4">
            <text:p>Loup Garou</text:p>
          </table:table-cell>
          <table:table-cell table:style-name="ce6" office:value-type="string">
            <text:p>Loup Garou l'apocalypse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Moyen</text:p>
          </table:table-cell>
          <table:table-cell/>
          <table:table-cell table:style-name="ce10" office:value-type="float" office:value="20">
            <text:p>20</text:p>
          </table:table-cell>
          <table:table-cell table:style-name="ce12" office:value-type="float" office:value="50" table:number-columns-spanned="1" table:number-rows-spanned="4">
            <text:p>50</text:p>
          </table:table-cell>
          <table:covered-table-cell table:style-name="ce14"/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>
            <text:p>Loup Garou le Guide des joueurs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Neuf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>
            <text:p>L'ecran du conteur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4"/>
          <table:table-cell table:style-name="ce6" office:value-type="string">
            <text:p>Hengeyokai Shapeshifters of the east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20">
            <text:p>2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3">
            <text:p>Mage</text:p>
          </table:table-cell>
          <table:table-cell table:style-name="ce6" office:value-type="string">
            <text:p>Mage l'Ascension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Bon etat</text:p>
          </table:table-cell>
          <table:table-cell/>
          <table:table-cell table:style-name="ce10" office:value-type="float" office:value="20">
            <text:p>20</text:p>
          </table:table-cell>
          <table:table-cell table:style-name="ce12" office:value-type="float" office:value="35" table:number-columns-spanned="1" table:number-rows-spanned="3">
            <text:p>35</text:p>
          </table:table-cell>
          <table:covered-table-cell table:style-name="ce14"/>
          <table:table-cell table:number-columns-repeated="1015"/>
        </table:table-row>
        <table:table-row table:style-name="ro2">
          <table:covered-table-cell table:style-name="ce5"/>
          <table:table-cell table:style-name="ce6" office:value-type="string">
            <text:p>Le livre des Ombres, Guide des joueurs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Neuf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5"/>
          <table:table-cell table:style-name="ce6" office:value-type="string">
            <text:p>Mage L'ecran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2">
            <text:p>Wraith</text:p>
          </table:table-cell>
          <table:table-cell table:style-name="ce6" office:value-type="string">
            <text:p>Wraith le néant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20">
            <text:p>20</text:p>
          </table:table-cell>
          <table:table-cell table:style-name="ce12" office:value-type="float" office:value="25" table:number-columns-spanned="1" table:number-rows-spanned="2">
            <text:p>25</text:p>
          </table:table-cell>
          <table:covered-table-cell table:style-name="ce14"/>
          <table:table-cell table:number-columns-repeated="1015"/>
        </table:table-row>
        <table:table-row table:style-name="ro2">
          <table:covered-table-cell table:style-name="ce5"/>
          <table:table-cell table:style-name="ce6" office:value-type="string">
            <text:p>L'ecran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 table:number-columns-spanned="1" table:number-rows-spanned="3">
            <text:p>Changelin</text:p>
          </table:table-cell>
          <table:table-cell table:style-name="ce6" office:value-type="string">
            <text:p>Changelin le Songe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20">
            <text:p>20</text:p>
          </table:table-cell>
          <table:table-cell table:style-name="ce12" office:value-type="float" office:value="35" table:number-columns-spanned="1" table:number-rows-spanned="3">
            <text:p>35</text:p>
          </table:table-cell>
          <table:covered-table-cell table:style-name="ce14"/>
          <table:table-cell table:number-columns-repeated="1015"/>
        </table:table-row>
        <table:table-row table:style-name="ro2">
          <table:covered-table-cell table:style-name="ce5"/>
          <table:table-cell table:style-name="ce6" office:value-type="string">
            <text:p>Le Livre des secrets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Neuf</text:p>
          </table:table-cell>
          <table:table-cell/>
          <table:table-cell table:style-name="ce10" office:value-type="float" office:value="10">
            <text:p>10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covered-table-cell table:style-name="ce5"/>
          <table:table-cell table:style-name="ce6" office:value-type="string">
            <text:p>L'ecran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5">
            <text:p>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Exterminateur</text:p>
          </table:table-cell>
          <table:table-cell table:style-name="ce6" office:value-type="string">
            <text:p>Exterminateur Le Jugement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Neuf</text:p>
          </table:table-cell>
          <table:table-cell/>
          <table:table-cell table:style-name="ce10" office:value-type="float" office:value="20">
            <text:p>20</text:p>
          </table:table-cell>
          <table:table-cell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Inquisition</text:p>
          </table:table-cell>
          <table:table-cell table:style-name="ce6" office:value-type="string">
            <text:p>The Inquisition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table-cell table:style-name="ce12" office:value-type="float" office:value="50" table:number-columns-spanned="1" table:number-rows-spanned="4">
            <text:p>50</text:p>
          </table:table-cell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Project Twilight</text:p>
          </table:table-cell>
          <table:table-cell table:style-name="ce6" office:value-type="string">
            <text:p>Project Twilight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Sorcerer</text:p>
          </table:table-cell>
          <table:table-cell table:style-name="ce6" office:value-type="string">
            <text:p>World of Darkness : Sorcerer</text:p>
          </table:table-cell>
          <table:table-cell/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Mummy</text:p>
          </table:table-cell>
          <table:table-cell table:style-name="ce6" office:value-type="string">
            <text:p>Mummy</text:p>
          </table:table-cell>
          <table:table-cell office:value-type="string">
            <text:p>Second Edition</text:p>
          </table:table-cell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table:style-name="ce10" office:value-type="float" office:value="15">
            <text:p>15</text:p>
          </table:table-cell>
          <table:covered-table-cell table:style-name="ce12"/>
          <table:covered-table-cell table:style-name="ce14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4"/>
          <table:covered-table-cell table:style-name="ce14"/>
          <table:table-cell table:number-columns-repeated="1015"/>
        </table:table-row>
        <table:table-row table:style-name="ro2">
          <table:table-cell table:style-name="ce5" office:value-type="string">
            <text:p>France</text:p>
          </table:table-cell>
          <table:table-cell table:style-name="ce6" office:value-type="string">
            <text:p>France Monde des Ténèbres</text:p>
          </table:table-cell>
          <table:table-cell/>
          <table:table-cell table:style-name="ce7" office:value-type="string">
            <text:p>Francaise</text:p>
          </table:table-cell>
          <table:table-cell office:value-type="string">
            <text:p>Neuf</text:p>
          </table:table-cell>
          <table:table-cell/>
          <table:table-cell table:style-name="ce10" office:value-type="float" office:value="20">
            <text:p>20</text:p>
          </table:table-cell>
          <table:table-cell/>
          <table:covered-table-cell table:style-name="ce15"/>
          <table:table-cell table:number-columns-repeated="1015"/>
        </table:table-row>
        <table:table-row table:style-name="ro2">
          <table:table-cell table:style-name="ce3"/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5" office:value-type="string">
            <text:p>AEON</text:p>
          </table:table-cell>
          <table:table-cell table:style-name="ce6" office:value-type="string">
            <text:p>AEON l'original <text:s/>(Classeur collector papier glacé, couleur) devenu Trinity</text:p>
          </table:table-cell>
          <table:table-cell office:value-type="string">
            <text:p>http://www.legrog.org/jeux/trinity</text:p>
          </table:table-cell>
          <table:table-cell table:style-name="ce7" office:value-type="string">
            <text:p>Anglaise</text:p>
          </table:table-cell>
          <table:table-cell office:value-type="string">
            <text:p>Tres Bon</text:p>
          </table:table-cell>
          <table:table-cell/>
          <table:table-cell office:value-type="string">
            <text:p>A Voir…</text:p>
          </table:table-cell>
          <table:table-cell table:number-columns-repeated="1017"/>
        </table:table-row>
        <table:table-row table:style-name="ro2">
          <table:table-cell/>
          <table:table-cell table:style-name="ce8" table:number-columns-spanned="1" table:number-rows-spanned="3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9/10/2014</text:date>, <text:time>20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2" meta:object-count="0"/>
    <meta:generator>OpenOffice/4.0.0$Win32 OpenOffice.org_project/400m3$Build-9702</meta:generator>
  </office:meta>
</office:document-meta>
</file>